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16" table:style-name="ta1">
        <table:shapes>
          <draw:frame draw:z-index="0" draw:style-name="gr1" draw:text-style-name="P1" svg:width="159.99mm" svg:height="89.99mm" svg:x="83.79mm" svg:y="106.18mm">
            <loext:p draw:notify-on-update-of-ranges="resultados16.G10:resultados16.G18 resultados16.H9:resultados16.H9 resultados16.H10:resultados16.H18 resultados16.I9:resultados16.I9 resultados16.I10:resultados16.I18 resultados16.J9:resultados16.J9 resultados16.J10:resultados16.J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1mm" svg:height="90.04mm" svg:x="270.39mm" svg:y="104.66mm">
            <loext:p draw:notify-on-update-of-ranges="resultados16.M9:resultados16.M9 resultados16.M10:resultados16.M18 resultados16.N9:resultados16.N9 resultados16.N10:resultados16.N18 resultados16.O9:resultados16.O9 resultados16.O10:resultados16.O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--------------------------------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ze training set: 56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ze test set: 4711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lass distribution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Patch size</text:p>
          </table:table-cell>
          <table:table-cell table:style-name="ce1" office:value-type="string" calcext:value-type="string">
            <text:p>Batch 16</text:p>
          </table:table-cell>
          <table:table-cell office:value-type="string" calcext:value-type="string">
            <text:p>Batch 32</text:p>
          </table:table-cell>
          <table:table-cell office:value-type="string" calcext:value-type="string">
            <text:p>Batch 64</text:p>
          </table:table-cell>
          <table:table-cell table:number-columns-repeated="2"/>
          <table:table-cell office:value-type="string" calcext:value-type="string">
            <text:p>Patch size</text:p>
          </table:table-cell>
          <table:table-cell table:style-name="ce1" office:value-type="string" calcext:value-type="string">
            <text:p>Training</text:p>
          </table:table-cell>
          <table:table-cell office:value-type="string" calcext:value-type="string">
            <text:p>Oversampl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675" calcext:value-type="float">
            <text:p>67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9.58" calcext:value-type="float">
            <text:p>79,58</text:p>
          </table:table-cell>
          <table:table-cell office:value-type="float" office:value="74.952" calcext:value-type="float">
            <text:p>74,952</text:p>
          </table:table-cell>
          <table:table-cell office:value-type="float" office:value="64.042" calcext:value-type="float">
            <text:p>64,0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.58" calcext:value-type="float">
            <text:p>79,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5" calcext:value-type="float">
            <text:p>435</text:p>
          </table:table-cell>
          <table:table-cell office:value-type="float" office:value="404" calcext:value-type="float">
            <text:p>4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8.709" calcext:value-type="float">
            <text:p>78,709</text:p>
          </table:table-cell>
          <table:table-cell office:value-type="float" office:value="76.417" calcext:value-type="float">
            <text:p>76,417</text:p>
          </table:table-cell>
          <table:table-cell office:value-type="float" office:value="70.049" calcext:value-type="float">
            <text:p>70,04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8.7" calcext:value-type="float">
            <text:p>78,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7.65" calcext:value-type="float">
            <text:p>67,65</text:p>
          </table:table-cell>
          <table:table-cell office:value-type="float" office:value="68.903" calcext:value-type="float">
            <text:p>68,903</text:p>
          </table:table-cell>
          <table:table-cell office:value-type="float" office:value="66.122" calcext:value-type="float">
            <text:p>66,1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7.65" calcext:value-type="float">
            <text:p>67,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4" calcext:value-type="float">
            <text:p>394</text:p>
          </table:table-cell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9.202" calcext:value-type="float">
            <text:p>59,202</text:p>
          </table:table-cell>
          <table:table-cell office:value-type="float" office:value="61.558" calcext:value-type="float">
            <text:p>61,558</text:p>
          </table:table-cell>
          <table:table-cell office:value-type="float" office:value="56.336" calcext:value-type="float">
            <text:p>56,33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9.2" calcext:value-type="float">
            <text:p>59,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2.6" calcext:value-type="float">
            <text:p>52,6</text:p>
          </table:table-cell>
          <table:table-cell office:value-type="float" office:value="52.367" calcext:value-type="float">
            <text:p>52,367</text:p>
          </table:table-cell>
          <table:table-cell office:value-type="float" office:value="53.874" calcext:value-type="float">
            <text:p>53,87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2.6" calcext:value-type="float">
            <text:p>52,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0" calcext:value-type="float">
            <text:p>470</text:p>
          </table:table-cell>
          <table:table-cell office:value-type="float" office:value="503" calcext:value-type="float">
            <text:p>50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1.263" calcext:value-type="float">
            <text:p>51,263</text:p>
          </table:table-cell>
          <table:table-cell office:value-type="float" office:value="45.001" calcext:value-type="float">
            <text:p>45,001</text:p>
          </table:table-cell>
          <table:table-cell office:value-type="float" office:value="49.183" calcext:value-type="float">
            <text:p>49,18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.26" calcext:value-type="float">
            <text:p>51,2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4" calcext:value-type="float">
            <text:p>1424</text:p>
          </table:table-cell>
          <table:table-cell office:value-type="float" office:value="1065" calcext:value-type="float">
            <text:p>106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3.473" calcext:value-type="float">
            <text:p>43,473</text:p>
          </table:table-cell>
          <table:table-cell office:value-type="float" office:value="53.28" calcext:value-type="float">
            <text:p>53,28</text:p>
          </table:table-cell>
          <table:table-cell office:value-type="float" office:value="54.192" calcext:value-type="float">
            <text:p>54,19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3.47" calcext:value-type="float">
            <text:p>43,4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8" calcext:value-type="float">
            <text:p>328</text:p>
          </table:table-cell>
          <table:table-cell office:value-type="float" office:value="282" calcext:value-type="float">
            <text:p>28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1.369" calcext:value-type="float">
            <text:p>51,369</text:p>
          </table:table-cell>
          <table:table-cell office:value-type="float" office:value="46.827" calcext:value-type="float">
            <text:p>46,827</text:p>
          </table:table-cell>
          <table:table-cell office:value-type="float" office:value="48.864" calcext:value-type="float">
            <text:p>48,86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1.36" calcext:value-type="float">
            <text:p>51,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8" calcext:value-type="float">
            <text:p>728</text:p>
          </table:table-cell>
          <table:table-cell office:value-type="float" office:value="545" calcext:value-type="float">
            <text:p>54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1" office:value-type="float" office:value="52.706" calcext:value-type="float">
            <text:p>52,706</text:p>
          </table:table-cell>
          <table:table-cell office:value-type="float" office:value="55.36" calcext:value-type="float">
            <text:p>55,36</text:p>
          </table:table-cell>
          <table:table-cell office:value-type="float" office:value="48.504" calcext:value-type="float">
            <text:p>48,50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" office:value-type="float" office:value="52.7" calcext:value-type="float">
            <text:p>52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 style:data-style-name="N2" text:time-value="12:45:41.956547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8-09-17T13:52:24.267628841</dc:date>
    <meta:editing-duration>PT1H25M26S</meta:editing-duration>
    <meta:editing-cycles>4</meta:editing-cycles>
    <meta:document-statistic meta:table-count="1" meta:cell-count="1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75cm" svg:y="0.315cm" chart:style-name="ch2">
          <text:p>Comparativa batch size</text:p>
        </chart:title>
        <chart:legend chart:legend-position="end" svg:x="13.869cm" svg:y="3.782cm" style:legend-expansion="high" chart:style-name="ch3"/>
        <chart:plot-area chart:style-name="ch4" table:cell-range-address="resultados16.G9:resultados16.J18" chart:data-source-has-labels="both" svg:x="0.32cm" svg:y="1.248cm" svg:width="13.229cm" svg:height="7.572cm">
          <chartooo:coordinate-region svg:x="0.941cm" svg:y="1.421cm" svg:width="12.608cm" svg:height="6.805cm"/>
          <chart:axis chart:dimension="x" chart:name="primary-x" chart:style-name="ch5" chartooo:axis-type="auto">
            <chartooo:date-scale/>
            <chart:categories table:cell-range-address="resultados16.G10:resultados16.G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ados16.H10:resultados16.H18" chart:label-cell-address="resultados16.H9:resultados16.H9" chart:class="chart:bar">
            <chart:data-point chart:repeated="9"/>
          </chart:series>
          <chart:series chart:style-name="ch9" chart:values-cell-range-address="resultados16.I10:resultados16.I18" chart:label-cell-address="resultados16.I9:resultados16.I9" chart:class="chart:bar">
            <chart:data-point chart:repeated="9"/>
          </chart:series>
          <chart:series chart:style-name="ch10" chart:values-cell-range-address="resultados16.J10:resultados16.J18" chart:label-cell-address="resultados16.J9:resultados16.J9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6</text:p>
                <draw:g>
                  <svg:desc>resultados16.H9:resultados16.H9</svg:desc>
                </draw:g>
              </table:table-cell>
              <table:table-cell office:value-type="string">
                <text:p>Batch 32</text:p>
                <draw:g>
                  <svg:desc>resultados16.I9:resultados16.I9</svg:desc>
                </draw:g>
              </table:table-cell>
              <table:table-cell office:value-type="string">
                <text:p>Batch 64</text:p>
                <draw:g>
                  <svg:desc>resultados16.J9:resultados16.J9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resultados16.G10:resultados16.G18</svg:desc>
                </draw:g>
              </table:table-cell>
              <table:table-cell office:value-type="float" office:value="79.58">
                <text:p>79.58</text:p>
                <draw:g>
                  <svg:desc>resultados16.H10:resultados16.H18</svg:desc>
                </draw:g>
              </table:table-cell>
              <table:table-cell office:value-type="float" office:value="74.952">
                <text:p>74.952</text:p>
                <draw:g>
                  <svg:desc>resultados16.I10:resultados16.I18</svg:desc>
                </draw:g>
              </table:table-cell>
              <table:table-cell office:value-type="float" office:value="64.042">
                <text:p>64.042</text:p>
                <draw:g>
                  <svg:desc>resultados16.J10:resultados16.J1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8.709">
                <text:p>78.709</text:p>
              </table:table-cell>
              <table:table-cell office:value-type="float" office:value="76.417">
                <text:p>76.417</text:p>
              </table:table-cell>
              <table:table-cell office:value-type="float" office:value="70.049">
                <text:p>70.0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7.65">
                <text:p>67.65</text:p>
              </table:table-cell>
              <table:table-cell office:value-type="float" office:value="68.903">
                <text:p>68.903</text:p>
              </table:table-cell>
              <table:table-cell office:value-type="float" office:value="66.122">
                <text:p>66.1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9.202">
                <text:p>59.202</text:p>
              </table:table-cell>
              <table:table-cell office:value-type="float" office:value="61.558">
                <text:p>61.558</text:p>
              </table:table-cell>
              <table:table-cell office:value-type="float" office:value="56.336">
                <text:p>56.3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2.6">
                <text:p>52.6</text:p>
              </table:table-cell>
              <table:table-cell office:value-type="float" office:value="52.367">
                <text:p>52.367</text:p>
              </table:table-cell>
              <table:table-cell office:value-type="float" office:value="53.874">
                <text:p>53.8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.263">
                <text:p>51.263</text:p>
              </table:table-cell>
              <table:table-cell office:value-type="float" office:value="45.001">
                <text:p>45.001</text:p>
              </table:table-cell>
              <table:table-cell office:value-type="float" office:value="49.183">
                <text:p>49.18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3.473">
                <text:p>43.473</text:p>
              </table:table-cell>
              <table:table-cell office:value-type="float" office:value="53.28">
                <text:p>53.28</text:p>
              </table:table-cell>
              <table:table-cell office:value-type="float" office:value="54.192">
                <text:p>54.19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1.369">
                <text:p>51.369</text:p>
              </table:table-cell>
              <table:table-cell office:value-type="float" office:value="46.827">
                <text:p>46.827</text:p>
              </table:table-cell>
              <table:table-cell office:value-type="float" office:value="48.864">
                <text:p>48.86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2.706">
                <text:p>52.706</text:p>
              </table:table-cell>
              <table:table-cell office:value-type="float" office:value="55.36">
                <text:p>55.36</text:p>
              </table:table-cell>
              <table:table-cell office:value-type="float" office:value="48.504">
                <text:p>48.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bar" chart:style-name="ch1">
        <chart:legend chart:legend-position="end" svg:x="13.19cm" svg:y="4.007cm" style:legend-expansion="high" chart:style-name="ch2"/>
        <chart:plot-area chart:style-name="ch3" table:cell-range-address="resultados16.M9:resultados16.O18" chart:data-source-has-labels="both" svg:x="0.319cm" svg:y="0.18cm" svg:width="12.552cm" svg:height="8.645cm">
          <chartooo:coordinate-region svg:x="0.94cm" svg:y="0.353cm" svg:width="11.931cm" svg:height="7.878cm"/>
          <chart:axis chart:dimension="x" chart:name="primary-x" chart:style-name="ch4" chartooo:axis-type="auto">
            <chartooo:date-scale/>
            <chart:categories table:cell-range-address="resultados16.M10:resultados16.M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ados16.N10:resultados16.N18" chart:label-cell-address="resultados16.N9:resultados16.N9" chart:class="chart:bar">
            <chart:data-point chart:repeated="9"/>
          </chart:series>
          <chart:series chart:style-name="ch8" chart:values-cell-range-address="resultados16.O10:resultados16.O18" chart:label-cell-address="resultados16.O9:resultados16.O9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  <draw:g>
                  <svg:desc>resultados16.N9:resultados16.N9</svg:desc>
                </draw:g>
              </table:table-cell>
              <table:table-cell office:value-type="string">
                <text:p>Oversampled</text:p>
                <draw:g>
                  <svg:desc>resultados16.O9:resultados16.O9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resultados16.M10:resultados16.M18</svg:desc>
                </draw:g>
              </table:table-cell>
              <table:table-cell office:value-type="float" office:value="79.58">
                <text:p>79.58</text:p>
                <draw:g>
                  <svg:desc>resultados16.N10:resultados16.N18</svg:desc>
                </draw:g>
              </table:table-cell>
              <table:table-cell office:value-type="float" office:value="NaN">
                <text:p>NaN</text:p>
                <draw:g>
                  <svg:desc>resultados16.O10:resultados16.O1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8.7">
                <text:p>7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7.65">
                <text:p>67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9.2">
                <text:p>5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2.6">
                <text:p>5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.26">
                <text:p>51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3.47">
                <text:p>43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1.36">
                <text:p>51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2.7">
                <text:p>52.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